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318e" officeooo:paragraph-rsid="000558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施江南 43（1902-1947.03）</text:p>
      <text:p text:style-name="P1"/>
      <text:p text:style-name="P1">彰化鹿港人。祖父施鴻楷為前清秀才，父施</text:p>
      <text:p text:style-name="P1"/>
      <text:p text:style-name="P1">瑞星經營鹽館，育 4子，分別以東、西、南、北命</text:p>
      <text:p text:style-name="P1"/>
      <text:p text:style-name="P1">名，幼時隨名儒洪棄生學漢文。長兄江東與二兄</text:p>
      <text:p text:style-name="P1"/>
      <text:p text:style-name="P1">江西，同時於大正 10年（1921）自總督府醫學專</text:p>
      <text:p text:style-name="P1"/>
      <text:p text:style-name="P1">門學校畢業，江東曾於彰化基督教醫院任職，後</text:p>
      <text:p text:style-name="P1"/>
      <text:p text:style-name="P1">於鹿港開設四方醫院，昭和 8年（1933）被任命為</text:p>
      <text:p text:style-name="P1"/>
      <text:p text:style-name="P1">嘉義市會議員。二兄江西，先於臺中病院內科任</text:p>
      <text:p text:style-name="P1"/>
      <text:p text:style-name="P1">職，戰後曾任職臺灣電力公司醫院內科主任，退</text:p>
      <text:p text:style-name="P1"/>
      <text:p text:style-name="P1">休後於臺北開設四方醫院。幼弟江北，就讀總督</text:p>
      <text:p text:style-name="P1"/>
      <text:p text:style-name="P1">府醫學專門學校 3年後，改讀日本京都帝國大學法科，早逝。44</text:p>
      <text:p text:style-name="P1"/>
      <text:p text:style-name="P1">排行第三，臺中州立第一中學校（今臺中一中）畢業，大正 14年（1925）</text:p>
      <text:p text:style-name="P1"/>
      <text:p text:style-name="P1">日本醫學專門學校畢業，入京都帝國大學專修部專攻內科，昭和 5年（1930）</text:p>
      <text:p text:style-name="P1"/>
      <text:p text:style-name="P1">提出論文，獲京都帝大教授會通過授予醫學博士學位。先後擔任京都帝大附</text:p>
      <text:p text:style-name="P1"/>
      <text:p text:style-name="P1">屬醫院副手、臺北醫學專門學校講師、日本赤十字社臺灣支部醫院囑託、臺</text:p>
      <text:p text:style-name="P1"/>
      <text:p text:style-name="P1">北醫學專門學校教授等職；昭和 10年（1935）依願免官，於臺北建成町開設</text:p>
      <text:p text:style-name="P1"/>
      <text:p text:style-name="P1">四方醫院，從事內科與兒科醫療。昭和 15年（1940）被任命為臺北州會議員；</text:p>
      <text:p text:style-name="P1"/>
      <text:p text:style-name="P1">16年（1941）擔任皇民奉公會中央本部參事；17年（1942）任臺灣奉公醫師團</text:p>
      <text:p text:style-name="P1"/>
      <text:p text:style-name="P1">本部理事。45</text:p>
      <text:p text:style-name="P1"/>
      <text:p text:style-name="P1">戰後曾與林獻堂等人向臺灣省行政長官陳儀請願，請求調派船隻協助海</text:p>
      <text:p text:style-name="P1"/>
      <text:p text:style-name="P1">外臺籍日本兵儘速返臺，又加入臺北市人民自由保障委員會擔任委員。民國</text:p>
      <text:p text:style-name="P1"/>
      <text:p text:style-name="P1">36年（1947）二二八事件發生，被推舉為二二八事件處理委員會委員，但因感</text:p>
      <text:p text:style-name="P1"/>
      <text:p text:style-name="P1">染瘧疾，臥病在床。因臺大醫院院長杜聰明（另有傳）、振山實業負責人劉明</text:p>
      <text:p text:style-name="P1"/>
      <text:p text:style-name="P1">（另有傳）屢屢敦促開會，3月初曾抱病赴中山堂一次。待國府軍隊抵臺鎮壓</text:p>
      <text:p text:style-name="P1"/>
      <text:p text:style-name="P1">後，3月 11日有 6、7個軍人到家中，以陳儀約見為由強行押人，此後一去不返。親友曾請求臺灣電力公司副總經理黃暉、臺北市長游彌堅、臺灣省參議</text:p>
      <text:p text:style-name="P1"/>
      <text:p text:style-name="P1">會議長黃朝琴等有力人士幫忙，均無回音。又於民國 37年（1948），以女兒施</text:p>
      <text:p text:style-name="P1"/>
      <text:p text:style-name="P1">玲玉名義向蔣介石總統呈上陳情書，僅獲國民政府參軍處軍務局回函「因時過</text:p>
      <text:p text:style-name="P1"/>
      <text:p text:style-name="P1">境遷，經派員多方偵查，毫無結果。復查本部案卷內，並無受理施江南案件</text:p>
      <text:p text:style-name="P1"/>
      <text:p text:style-name="P1">所屬各綏靖區及憲警機關查報拘捕暴亂人犯，亦無施江南其人」。46</text:p>
      <text:p text:style-name="P1"/>
      <text:p text:style-name="P1">家屬認為，施江南遇害原因可能是「迎諧產婦人科事件」，因其在該醫療</text:p>
      <text:p text:style-name="P1"/>
      <text:p text:style-name="P1">官司中出面作證，說明醫生並無過失。而聯合保釋日籍醫師迎諧的施江南、</text:p>
      <text:p text:style-name="P1"><text:soft-page-break/></text:p>
      <text:p text:style-name="P1">醫生黃朝生（另有傳）、臺北市參議員徐春卿（另有傳）及李仁貴等人，都因此</text:p>
      <text:p text:style-name="P1"/>
      <text:p text:style-name="P1">得罪軍方。但是，依據陳儀所呈中央政府之〈辦理人犯姓名調查表〉，施江南</text:p>
      <text:p text:style-name="P1"/>
      <text:p text:style-name="P1">的略歷是「臺灣省政治建設協會理事」，罪跡則是「陰謀叛亂首要」。47</text:p>
      <text:p text:style-name="P1"/>
      <text:p text:style-name="P1">妻陳焦桐，臺南州立第二高等女學校（今臺南女中）畢業，於施江南失蹤</text:p>
      <text:p text:style-name="P1"/>
      <text:p text:style-name="P1">後將四方醫院頂讓，半年後考上藥劑師牌照，開設藥房，維持一家生計。育 5</text:p>
      <text:p text:style-name="P1"/>
      <text:p text:style-name="P1">女玲玉、淑娟、郁芬、安雅、雅美，其中 4位為臺灣大學醫學系畢業，1位為</text:p>
      <text:p text:style-name="P1"/>
      <text:p text:style-name="P1">臺灣大學藥學系畢業。（陳翠蓮撰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5:24:36.552745826</meta:creation-date>
    <dc:date>2018-04-19T15:25:05.875581994</dc:date>
    <meta:editing-duration>PT29S</meta:editing-duration>
    <meta:editing-cycles>1</meta:editing-cycles>
    <meta:document-statistic meta:table-count="0" meta:image-count="0" meta:object-count="0" meta:page-count="2" meta:paragraph-count="38" meta:word-count="1099" meta:character-count="1168" meta:non-whitespace-character-count="1154"/>
    <meta:generator>LibreOffice/5.1.6.2$Linux_X86_64 LibreOffice_project/10m0$Build-2</meta:generator>
  </office:meta>
</office:document-meta>
</file>